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delta:remove-leaving-content-start delta:removal-change-idref="D" delta:end-element-idref="end3">
            <text:list text:style-name="L11"/>
          </delta:remove-leaving-content-start>
          <text:list delta:insertion-change-idref="D" delta:insertion-type="insert-around-content" text:style-name="L11">
            <text:list-item delta:insertion-change-idref="D" delta:insertion-type="insert-around-content">
              <delta:remove-leaving-content-start delta:removal-change-idref="D" delta:end-element-idref="end4">
                <text:list-item/>
              </delta:remove-leaving-content-start>
              <text:p delta:insertion-change-idref="D" delta:insertion-type="insert-around-content" text:style-name="P2"><delta:remove-leaving-content-start delta:removal-change-idref="D" delta:end-element-idref="end5"><text:p text:style-name="P2"/></delta:remove-leaving-content-start>This is a sub-lit-item-1.[<delta:removed-content delta:removal-change-idref="D"><text:span text:style-name="T1">This will be deleted</text:span></delta:removed-content><delta:remove-leaving-content-end delta:end-element-id="end5"/><delta:remove-leaving-content-end delta:end-element-id="end4"/><delta:remove-leaving-content-end delta:end-element-id="end3"/><delta:remove-leaving-content-end delta:end-element-id="end2"/><delta:removed-content delta:removal-change-idref="D"><text:list-item><text:p text:style-name="P2"><text:span text:style-name="T1">This is a list-item-3</text:span></text:p></text:list-item></delta:removed-content><delta:remove-leaving-content-end delta:end-element-id="end1"/><delta:remove-leaving-content-start delta:removal-change-idref="D" delta:end-element-idref="end6"><text:p text:style-name="P2"/></delta:remove-leaving-content-start><delta:removed-content delta:removal-change-idref="D"><text:span text:style-name="T1">This is a paragraph after the list.</text:span></delta:removed-content>] This will not be deleted.<delta:remove-leaving-content-end delta:end-element-id="end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0T16:57:44</dc:date>
    <meta:creation-date>2010-10-21T11:39:39</meta:creation-date>
    <dc:creator>Tristan Mitchell</dc:creator>
  </office:meta>
</office:document-meta>
</file>